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officeooo:paragraph-rsid="0002ccb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letter-spacing="normal" fo:font-style="normal" fo:font-weight="normal"/>
    </style:style>
    <style:style style:name="P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letter-spacing="normal" fo:font-style="normal" fo:font-weight="normal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77441799332_60"/>UF1302.</text:h>
      <text:h text:style-name="P1" text:outline-level="2">Realiza a valorar por el tutor nº 1.</text:h>
      <text:h text:style-name="P1" text:outline-level="2">Tema 1. Apartado 1.2.5.</text:h>
      <text:h text:style-name="P1" text:outline-level="2">"Identificación de etiquetas básicas para la estructura de un documento web"</text:h>
      <text:p text:style-name="P2"/>
      <text:p text:style-name="P2">ENUNCIADO</text:p>
      <text:p text:style-name="P3">A continuación, procederá a identificar las etiquetas básicas para la estructura de un documento web. Para comenzar a aprender a crear una página web deberá crear un documento web básico con el título “Mi primera página Web”.</text:p>
      <text:p text:style-name="P3">Envíe el código que ha utilizado en la creación de dicha página al tutor/a para su valoración.</text:p>
      <text:p text:style-name="P4"><text:line-break/></text:p>
      <text:p text:style-name="P5"><text:span text:style-name="T1">Actividad asociada al CE1.1: </text:span><text:line-break/>Identificar la estructura de una página web escrita utilizando lenguajes de marcas; así como, las secciones de cabecera y cuerpo del documento, para identificar las partes que la forman según un diseño especificado.<text:line-break/><text:line-break/><text:span text:style-name="T1">Duración</text:span>: 15’.</text:p>
      <text:p text:style-name="P5"><text:span text:style-name="T1">Criterios de corrección:</text:span> la valoración máxima de esta actividad es de 10 puntos repartidos entre los siguientes criterios:</text:p>
      <text:p text:style-name="P5">1. Estructurar la información aportada con orden jerárquico y sentido.  (2 puntos)<text:line-break/>2. Dar respuesta coherente y justificada a lo requerido.  (4 puntos)<text:line-break/>3. Grado de profundidad de la exposición.  (3 puntos)<text:line-break/>4. Cumplimiento de entrega plazos establecidos (1 punto)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6T21:02:46.360000000</meta:creation-date>
    <dc:date>2023-02-26T21:04:29.280000000</dc:date>
    <meta:editing-duration>PT1M43S</meta:editing-duration>
    <meta:editing-cycles>1</meta:editing-cycles>
    <meta:document-statistic meta:table-count="0" meta:image-count="0" meta:object-count="0" meta:page-count="1" meta:paragraph-count="12" meta:word-count="176" meta:character-count="1117" meta:non-whitespace-character-count="944"/>
    <meta:generator>LibreOffice/7.5.0.3$Windows_X86_64 LibreOffice_project/c21113d003cd3efa8c53188764377a8272d9d6de</meta:generator>
  </office:meta>
</office:document-meta>
</file>